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number-columns-repeated="9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4" calcext:value-type="float">
            <text:p>140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02" calcext:value-type="float">
            <text:p>2202</text:p>
          </table:table-cell>
          <table:table-cell table:number-columns-repeated="3"/>
          <table:table-cell table:style-name="ce1" table:number-columns-repeated="2"/>
          <table:table-cell table:number-columns-repeated="4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07" calcext:value-type="float">
            <text:p>310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21" calcext:value-type="float">
            <text:p>382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96" calcext:value-type="float">
            <text:p>4796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55" calcext:value-type="float">
            <text:p>905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15" calcext:value-type="float">
            <text:p>7615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835" calcext:value-type="float">
            <text:p>9835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21" calcext:value-type="float">
            <text:p>5221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20" calcext:value-type="float">
            <text:p>652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3" calcext:value-type="float">
            <text:p>11003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92" calcext:value-type="float">
            <text:p>8492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816" calcext:value-type="float">
            <text:p>9816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917" calcext:value-type="float">
            <text:p>21917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339" calcext:value-type="float">
            <text:p>11339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266" calcext:value-type="float">
            <text:p>1426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707" calcext:value-type="float">
            <text:p>15707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928" calcext:value-type="float">
            <text:p>16928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58" calcext:value-type="float">
            <text:p>19058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333" calcext:value-type="float">
            <text:p>20333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070" calcext:value-type="float">
            <text:p>22070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971" calcext:value-type="float">
            <text:p>23971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309" calcext:value-type="float">
            <text:p>26309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811" calcext:value-type="float">
            <text:p>27811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381" calcext:value-type="float">
            <text:p>29381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222" calcext:value-type="float">
            <text:p>32222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727" calcext:value-type="float">
            <text:p>33727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124" calcext:value-type="float">
            <text:p>36124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550" calcext:value-type="float">
            <text:p>3755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839" calcext:value-type="float">
            <text:p>40839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865" calcext:value-type="float">
            <text:p>4286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8050" calcext:value-type="float">
            <text:p>68050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594" calcext:value-type="float">
            <text:p>4759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756" calcext:value-type="float">
            <text:p>50756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328" calcext:value-type="float">
            <text:p>53328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5981" calcext:value-type="float">
            <text:p>55981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074" calcext:value-type="float">
            <text:p>60074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3036" calcext:value-type="float">
            <text:p>63036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689" calcext:value-type="float">
            <text:p>65689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556" calcext:value-type="float">
            <text:p>68556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2048" calcext:value-type="float">
            <text:p>72048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369" calcext:value-type="float">
            <text:p>75369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9035" calcext:value-type="float">
            <text:p>79035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2138" calcext:value-type="float">
            <text:p>82138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6017" calcext:value-type="float">
            <text:p>86017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9958" calcext:value-type="float">
            <text:p>89958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863" calcext:value-type="float">
            <text:p>92863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379" calcext:value-type="float">
            <text:p>98379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6262" calcext:value-type="float">
            <text:p>136262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743" calcext:value-type="float">
            <text:p>123743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4012" calcext:value-type="float">
            <text:p>114012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6847" calcext:value-type="float">
            <text:p>116847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1466" calcext:value-type="float">
            <text:p>121466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6370" calcext:value-type="float">
            <text:p>126370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0954" calcext:value-type="float">
            <text:p>130954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4926" calcext:value-type="float">
            <text:p>134926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9241" calcext:value-type="float">
            <text:p>139241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392" calcext:value-type="float">
            <text:p>144392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1129" calcext:value-type="float">
            <text:p>151129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4107" calcext:value-type="float">
            <text:p>154107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9208" calcext:value-type="float">
            <text:p>159208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4512" calcext:value-type="float">
            <text:p>164512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72454" calcext:value-type="float">
            <text:p>172454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3555" calcext:value-type="float">
            <text:p>183555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5856" calcext:value-type="float">
            <text:p>17585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80780" calcext:value-type="float">
            <text:p>180780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5828" calcext:value-type="float">
            <text:p>185828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91075" calcext:value-type="float">
            <text:p>191075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97662" calcext:value-type="float">
            <text:p>197662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2868" calcext:value-type="float">
            <text:p>202868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7601" calcext:value-type="float">
            <text:p>20760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3683" calcext:value-type="float">
            <text:p>213683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1063" calcext:value-type="float">
            <text:p>221063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6986" calcext:value-type="float">
            <text:p>226986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1001" calcext:value-type="float">
            <text:p>231001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7547" calcext:value-type="float">
            <text:p>237547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45069" calcext:value-type="float">
            <text:p>245069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0135" calcext:value-type="float">
            <text:p>250135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7888" calcext:value-type="float">
            <text:p>257888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4991" calcext:value-type="float">
            <text:p>264991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0212" calcext:value-type="float">
            <text:p>270212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7406" calcext:value-type="float">
            <text:p>277406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2112" calcext:value-type="float">
            <text:p>282112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4632" calcext:value-type="float">
            <text:p>294632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4811" calcext:value-type="float">
            <text:p>294811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04896" calcext:value-type="float">
            <text:p>304896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9848" calcext:value-type="float">
            <text:p>309848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17466" calcext:value-type="float">
            <text:p>317466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23643" calcext:value-type="float">
            <text:p>323643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7587" calcext:value-type="float">
            <text:p>337587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39136" calcext:value-type="float">
            <text:p>339136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45877" calcext:value-type="float">
            <text:p>345877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53749" calcext:value-type="float">
            <text:p>353749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1880" calcext:value-type="float">
            <text:p>361880</text:p>
          </table:table-cell>
          <table:table-cell table:number-columns-repeated="11"/>
        </table:table-row>
        <table:table-row table:style-name="ro1" table:number-rows-repeated="12">
          <table:table-cell table:number-columns-repeated="13"/>
        </table:table-row>
        <table:table-row table:style-name="ro1" table:number-rows-repeated="44">
          <table:table-cell table:number-columns-repeated="6"/>
          <table:table-cell table:style-name="ce2" table:number-columns-repeated="3"/>
          <table:table-cell table:number-columns-repeated="4"/>
        </table:table-row>
        <table:table-row table:style-name="ro1">
          <table:table-cell table:number-columns-repeated="6"/>
          <table:table-cell table:style-name="ce2" table:number-columns-repeated="3"/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Hoja1.A1:Hoja1.A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6:28:04.3171749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9-21T20:16:02</meta:creation-date>
    <dc:date>2016-10-27T20:46:23.689831326</dc:date>
    <meta:editing-duration>PT28M3S</meta:editing-duration>
    <meta:editing-cycles>6</meta:editing-cycles>
    <meta:generator>LibreOffice/4.2.8.2$Linux_X86_64 LibreOffice_project/420m0$Build-2</meta:generator>
    <meta:document-statistic meta:table-count="3" meta:cell-count="190" meta:object-count="0"/>
  </office:meta>
</office:document-meta>
</file>